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DA = Concepteur-développeur d'application (plus d'embauches)</text:p>
      <text:p text:style-name="Standard"/>
      <text:p text:style-name="Standard">Compression = perte de qualité</text:p>
      <text:p text:style-name="Standard"/>
      <text:p text:style-name="Standard">Extensions de fichier</text:p>
      <text:p text:style-name="Standard"/>
      <text:p text:style-name="Standard">Feature = Fonctionnalité en anglais</text:p>
      <text:p text:style-name="Standard"/>
      <text:p text:style-name="Standard">Fichier&gt;Enregister</text:p>
      <text:p text:style-name="Standard">File&gt;Save</text:p>
      <text:p text:style-name="Standard"/>
      <text:p text:style-name="Standard">Java = pas du développement Web, langage de programmation orienté obj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53S</meta:editing-duration>
    <meta:editing-cycles>7</meta:editing-cycles>
    <meta:generator>OpenOffice/4.1.8$Win32 OpenOffice.org_project/418m3$Build-9803</meta:generator>
    <dc:date>2021-02-03T13:40:04.76</dc:date>
    <dc:creator>C R</dc:creator>
    <meta:document-statistic meta:table-count="0" meta:image-count="0" meta:object-count="0" meta:page-count="1" meta:paragraph-count="7" meta:word-count="32" meta:character-count="245"/>
    <meta:user-defined meta:name="Info 1"/>
    <meta:user-defined meta:name="Info 2"/>
    <meta:user-defined meta:name="Info 3"/>
    <meta:user-defined meta:name="Info 4"/>
  </office:meta>
</office:document-meta>
</file>